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46cm" fo:min-width="7.19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646cm" fo:min-width="9.39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46cm" fo:min-width="10.098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9cm" svg:height="2.1cm" svg:x="5.7cm" svg:y="1cm">
          <text:p text:style-name="P1">RotatingCub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10.1cm" svg:height="2.1cm" svg:x="4.7cm" svg:y="4.5cm">
          <text:p text:style-name="P1">Instance or Duplicate Cub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2" draw:id="id2" draw:layer="layout" svg:width="10.802cm" svg:height="2.1cm" svg:x="4.4cm" svg:y="8.1cm">
          <text:p text:style-name="P1">Offset each Cube to certain posi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10.1cm" svg:height="2.1cm" svg:x="4.8cm" svg:y="11.4cm">
          <text:p text:style-name="P1">RotateEachCube after </text:p>
          <text:p text:style-name="P1">Certain Intervel(Loops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9.75cm" svg:y1="6.6cm" svg:x2="9.801cm" svg:y2="8.1cm" draw:start-shape="id1" draw:start-glue-point="2" draw:end-shape="id2" draw:end-glue-point="0" svg:d="M9750 6600l51 1500" svg:viewBox="0 0 52 1501">
          <text:p/>
        </draw:connector>
        <draw:connector draw:style-name="gr5" draw:text-style-name="P2" draw:layer="layout" draw:type="line" svg:x1="9.801cm" svg:y1="10.2cm" svg:x2="9.85cm" svg:y2="11.4cm" draw:start-shape="id2" draw:start-glue-point="2" draw:end-shape="id3" draw:end-glue-point="0" svg:d="M9801 10200l49 1200" svg:viewBox="0 0 50 120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02T20:39:18.344000000</meta:creation-date>
    <dc:date>2022-02-03T14:22:11.943000000</dc:date>
    <meta:editing-duration>PT55M33S</meta:editing-duration>
    <meta:editing-cycles>3</meta:editing-cycles>
    <meta:generator>LibreOffice/7.1.4.2$Windows_X86_64 LibreOffice_project/a529a4fab45b75fefc5b6226684193eb000654f6</meta:generator>
    <meta:document-statistic meta:object-count="6"/>
  </office:meta>
</office:document-meta>
</file>